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ork Sans" svg:font-family="'Work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141414" style:font-name="Work Sans" fo:font-size="10.5pt" fo:letter-spacing="normal" fo:font-style="normal" fo:font-weight="normal" loext:padding-left="0in" loext:padding-right="0in" loext:padding-top="0.1665in" loext:padding-bottom="0.1665in" loext:border-left="none" loext:border-right="none" loext:border-top="0.06pt solid #f4f4f4" loext:border-bottom="0.06pt solid #f4f4f4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41414" style:font-name="Work Sans" fo:font-size="10.5pt" fo:letter-spacing="normal" fo:font-style="normal" fo:font-weight="normal" loext:padding-left="0in" loext:padding-right="0in" loext:padding-top="0.1665in" loext:padding-bottom="0in" loext:border-left="none" loext:border-right="none" loext:border-top="0.06pt solid #f4f4f4" loext:border-bottom="none"/>
    </style:style>
    <style:style style:name="P3" style:family="paragraph" style:parent-style-name="Standard">
      <style:paragraph-properties fo:margin-left="0in" fo:margin-right="0in" fo:margin-top="0in" fo:margin-bottom="0.0626in" loext:contextual-spacing="false" fo:orphans="2" fo:widows="2" fo:text-indent="0in" style:auto-text-indent="false"/>
      <style:text-properties fo:text-transform="uppercase" fo:color="#7f7f7f" style:font-name="Work Sans" fo:font-size="9pt" fo:letter-spacing="normal" fo:font-style="normal" fo:font-weight="bold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staging.yourdaynft.com/collections</text:p>
      <text:p text:style-name="P2">rokeya@w3engineers.com</text:p>
      <text:p text:style-name="P3">ADDRESS</text:p>
      <text:p text:style-name="P1">0x099b17c4194b945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ork Sans" svg:font-family="'Work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2:31:42.559125944</meta:creation-date>
    <dc:date>2021-10-28T12:36:50.830420315</dc:date>
    <meta:editing-duration>PT5M16S</meta:editing-duration>
    <meta:editing-cycles>1</meta:editing-cycles>
    <meta:document-statistic meta:table-count="0" meta:image-count="0" meta:object-count="0" meta:page-count="1" meta:paragraph-count="4" meta:word-count="4" meta:character-count="89" meta:non-whitespace-character-count="89"/>
    <meta:generator>LibreOffice/6.4.7.2$Linux_X86_64 LibreOffice_project/40$Build-2</meta:generator>
  </office:meta>
</office:document-meta>
</file>